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DE5F845564FC9B62.jpg" manifest:media-type="image/jpeg"/>
  <manifest:file-entry manifest:full-path="Pictures/1000000000000500000002D0EEB1C58DB1ECA20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24dea4" officeooo:paragraph-rsid="0024de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Tiago Gonçalves da Silva </text:p>
      <text:p text:style-name="P1">RA: 2023644</text:p>
      <text:p text:style-name="Standard"/>
      <text:p text:style-name="Standard"><draw:frame draw:style-name="fr2" draw:name="Figura1" text:anchor-type="char" svg:width="17cm" svg:height="9.562cm" draw:z-index="0"><draw:image xlink:href="Pictures/1000000000000500000002D0DE5F845564FC9B62.jpg" xlink:type="simple" xlink:show="embed" xlink:actuate="onLoad" draw:mime-type="image/jpeg"/></draw:frame></text:p>
      <text:p text:style-name="Standard"><draw:frame draw:style-name="fr2" draw:name="Figura2" text:anchor-type="char" svg:width="17cm" svg:height="9.562cm" draw:z-index="1"><draw:image xlink:href="Pictures/1000000000000500000002D0DE5F845564FC9B62.jpg" xlink:type="simple" xlink:show="embed" xlink:actuate="onLoad" draw:mime-type="image/jpeg"/></draw:frame></text:p>
      <text:p text:style-name="Standard"><draw:frame draw:style-name="fr1" draw:name="Figura3" text:anchor-type="char" svg:width="17cm" svg:height="9.562cm" draw:z-index="2"><draw:image xlink:href="Pictures/1000000000000500000002D0EEB1C58DB1ECA208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5:23:09.319000000</meta:creation-date>
    <dc:date>2022-06-20T10:16:10.761000000</dc:date>
    <meta:editing-duration>PT1H44M59S</meta:editing-duration>
    <meta:editing-cycles>18</meta:editing-cycles>
    <meta:generator>LibreOffice/7.1.2.2$Windows_X86_64 LibreOffice_project/8a45595d069ef5570103caea1b71cc9d82b2aae4</meta:generator>
    <meta:document-statistic meta:table-count="0" meta:image-count="3" meta:object-count="0" meta:page-count="3" meta:paragraph-count="2" meta:word-count="7" meta:character-count="43" meta:non-whitespace-character-count="37"/>
  </office:meta>
</office:document-meta>
</file>